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acstBook" svg:font-family="KacstBook" style:font-pitch="variable"/>
    <style:font-face style:name="KacstPen" svg:font-family="KacstP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KacstBook" officeooo:rsid="00021d08" officeooo:paragraph-rsid="00053fe8" style:font-name-complex="KacstBook"/>
    </style:style>
    <style:style style:name="P2" style:family="paragraph" style:parent-style-name="Standard">
      <style:paragraph-properties fo:text-align="end" style:justify-single-word="false"/>
      <style:text-properties style:font-name="KacstBook" officeooo:rsid="00040938" officeooo:paragraph-rsid="00040938" style:font-name-complex="KacstBook"/>
    </style:style>
    <style:style style:name="P3" style:family="paragraph" style:parent-style-name="Standard">
      <style:paragraph-properties fo:text-align="end" style:justify-single-word="false"/>
      <style:text-properties style:font-name="KacstBook" officeooo:rsid="00053fe8" officeooo:paragraph-rsid="00053fe8" style:font-name-complex="KacstBook"/>
    </style:style>
    <style:style style:name="P4" style:family="paragraph" style:parent-style-name="Preformatted_20_Text">
      <style:paragraph-properties fo:text-align="end" style:justify-single-word="false"/>
      <style:text-properties fo:color="#808080" style:font-name="KacstBook" fo:font-size="11.3000001907349pt" officeooo:rsid="00040938" officeooo:paragraph-rsid="00040938" style:font-name-complex="KacstBook"/>
    </style:style>
    <style:style style:name="P5" style:family="paragraph" style:parent-style-name="Standard">
      <style:paragraph-properties fo:text-align="end" style:justify-single-word="false"/>
      <style:text-properties style:font-name="KacstBook" officeooo:rsid="0006eddd" officeooo:paragraph-rsid="0006eddd" style:font-name-complex="KacstBook"/>
    </style:style>
    <style:style style:name="T1" style:family="text">
      <style:text-properties style:font-name-complex="KacstPen"/>
    </style:style>
    <style:style style:name="T2" style:family="text">
      <style:text-properties officeooo:rsid="0005d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بنفشه کریمیان ۹<text:span text:style-name="T1">94521189</text:span></text:p>
      <text:p text:style-name="P1">برای مقایسه یکبار با کا برابر با ۲ و یکبار با کا برابر با ۵ تشت کردیم ک ۷ درصد افزایش دقت داشت <text:s/>برای ۲۰۰۰ داده ی آموزشی به دلیل اینکه برای تعداد بیشتر مدت زمان اجرا خیلی زیادد میشد از ۲۰۰۰ تا استفاده کردیم</text:p>
      <text:p text:style-name="P2">:لیست فیچرها</text:p>
      <text:p text:style-name="P4">aspect_ratio,equi_diameter,extent,leftmostx,leftmosty,rightmostx,rightmosty,topmostx,topmosty,bottommostx,bottommosty</text:p>
      <text:p text:style-name="P2">.البته برای سرعت تنها از دو فجر در عان واحد استفاده شده </text:p>
      <text:p text:style-name="P5">برای مثال با کا برابر ۵ و دو فیچر اول دقت ۷۶ درصد و برای دو فیچر دوم و کا برابر ۵ دقت ۸۶ درصد داشته اس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acstBook" svg:font-family="KacstBook" style:font-pitch="variable"/>
    <style:font-face style:name="KacstPen" svg:font-family="KacstPe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4:19:24.698330422</meta:creation-date>
    <dc:date>2018-12-09T04:58:38.651215642</dc:date>
    <meta:editing-duration>PT9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0" meta:character-count="516" meta:non-whitespace-character-count="430"/>
  </office:meta>
</office:document-meta>
</file>